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bitmap" draw:fill-color="#ffffff" draw:fill-gradient-name="Gradient_20_1" draw:fill-hatch-name="Black_20_0_20_Degrees" draw:fill-image-name="Empty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fill="solid" draw:fill-color="#00ff00" draw:textarea-horizontal-align="justify" draw:textarea-vertical-align="middle" draw:auto-grow-height="false" style:run-through="foreground"/>
    </style:style>
    <style:style style:name="gr6" style:family="graphic">
      <style:graphic-properties draw:fill-color="#ff0000" draw:textarea-horizontal-align="justify" draw:textarea-vertical-align="middle" draw:auto-grow-height="false" style:run-through="foreground"/>
    </style:style>
    <style:style style:name="gr7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2.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ideas for QRoadTraffic</text:p>
      <text:p text:style-name="Standard"/>
      <text:p text:style-name="P5">Main Application window</text:p>
      <text:p text:style-name="Standard"><draw:g text:anchor-type="paragraph" draw:z-index="2" draw:style-name="gr3"><draw:line draw:style-name="gr4" draw:text-style-name="P9" svg:x1="3.406cm" svg:y1="4.678cm" svg:x2="4.597cm" svg:y2="3.805cm"><text:p/></draw:line><draw:line draw:style-name="gr4" draw:text-style-name="P9" svg:x1="5.496cm" svg:y1="7.879cm" svg:x2="7.269cm" svg:y2="4.678cm"><text:p/></draw:line><draw:line draw:style-name="gr4" draw:text-style-name="P9" svg:x1="10.418cm" svg:y1="3.567cm" svg:x2="7.269cm" svg:y2="4.678cm"><text:p/></draw:line><draw:line draw:style-name="gr4" draw:text-style-name="P9" svg:x1="5.496cm" svg:y1="7.88cm" svg:x2="8.697cm" svg:y2="6.795cm"><text:p/></draw:line><draw:line draw:style-name="gr4" draw:text-style-name="P9" svg:x1="10.417cm" svg:y1="3.567cm" svg:x2="8.697cm" svg:y2="6.795cm"><text:p/></draw:line><draw:line draw:style-name="gr4" draw:text-style-name="P9" svg:x1="10.576cm" svg:y1="9.228cm" svg:x2="9.932cm" svg:y2="7.611cm"><text:p/></draw:line><draw:line draw:style-name="gr4" draw:text-style-name="P9" svg:x1="7.269cm" svg:y1="4.678cm" svg:x2="6.105cm" svg:y2="3.831cm"><text:p/></draw:line><draw:line draw:style-name="gr4" draw:text-style-name="P9" svg:x1="4.596cm" svg:y1="3.805cm" svg:x2="6.104cm" svg:y2="3.831cm"><text:p/></draw:line><draw:line draw:style-name="gr4" draw:text-style-name="P9" svg:x1="8.697cm" svg:y1="6.795cm" svg:x2="9.932cm" svg:y2="7.612cm"><text:p/></draw:line><draw:custom-shape draw:style-name="gr5" svg:width="0.265cm" svg:height="0.265cm" svg:x="5.969cm" svg:y="3.71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5" svg:width="0.265cm" svg:height="0.265cm" svg:x="4.459cm" svg:y="3.66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6" draw:text-style-name="P9" svg:width="0.371cm" svg:height="0.371cm" svg:x="3.21cm" svg:y="4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9" svg:width="0.371cm" svg:height="0.371cm" svg:x="7.062cm" svg:y="4.4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9" svg:width="0.371cm" svg:height="0.371cm" svg:x="10.253cm" svg:y="3.4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9" svg:width="0.371cm" svg:height="0.371cm" svg:x="5.284cm" svg:y="7.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9" svg:width="0.371cm" svg:height="0.371cm" svg:x="10.354cm" svg:y="9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9" svg:width="0.371cm" svg:height="0.371cm" svg:x="8.518cm" svg:y="6.6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svg:width="0.265cm" svg:height="0.265cm" svg:x="9.782cm" svg:y="7.45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draw:g><draw:custom-shape text:anchor-type="paragraph" draw:z-index="1" draw:style-name="gr2" svg:width="15.985cm" svg:height="9.42cm" svg:x="0.466cm" svg:y="1.741cm"><text:p/><draw:enhanced-geometry svg:viewBox="0 0 21600 21600" draw:type="rectangle" draw:enhanced-path="M 0 0 L 21600 0 21600 21600 0 21600 0 0 Z N"/></draw:custom-shape><draw:custom-shape text:anchor-type="paragraph" draw:z-index="0" draw:style-name="gr1" svg:width="16.502cm" svg:height="10.734cm" svg:x="0.215cm" svg:y="0.656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hite background is the 'Land'</text:p>
      <text:list xml:id="list42489390" text:style-name="L1">
        <text:list-item>
          <text:p text:style-name="P2">Left clicking does nothing</text:p>
        </text:list-item>
        <text:list-item>
          <text:p text:style-name="P2">Right clicking brings up context menu (Add Junction)</text:p>
        </text:list-item>
      </text:list>
      <text:p text:style-name="Standard">Red circles are 'Junctions'</text:p>
      <text:list xml:id="list42503594" text:style-name="L2">
        <text:list-item>
          <text:p text:style-name="P3">Left clicking selects for moving</text:p>
        </text:list-item>
        <text:list-item>
          <text:p text:style-name="P3">Right clicking brings up context menu (Add Road, Delete Junction, Junction Properties)</text:p>
        </text:list-item>
      </text:list>
      <text:p text:style-name="Standard">Black lines are 'Roads' (start &amp; end at junctions, but can have bends at points)</text:p>
      <text:list xml:id="list42485120" text:style-name="L3">
        <text:list-item>
          <text:p text:style-name="P4">Left clicking does nothing</text:p>
        </text:list-item>
        <text:list-item>
          <text:p text:style-name="P4">Right clicking brings up context menu (Add Bend, Delete Road, Road Properties)</text:p>
        </text:list-item>
      </text:list>
      <text:p text:style-name="Standard">Green diamonds are 'Bend' points in Roads</text:p>
      <text:list xml:id="list43516824" text:continue-numbering="true" text:style-name="L3">
        <text:list-item>
          <text:p text:style-name="P4">Left clicking selects for moving</text:p>
        </text:list-item>
        <text:list-item>
          <text:p text:style-name="P4">Right clicking brings up context menu (Delete Bend)</text:p>
        </text:list-item>
      </text:list>
      <text:p text:style-name="Standard"/>
      <text:p text:style-name="Standard"/>
      <text:p text:style-name="P5"/>
      <text:p text:style-name="P7">Junction Properties</text:p>
      <text:p text:style-name="Standard"/>
      <text:p text:style-name="Standard"><draw:custom-shape text:anchor-type="paragraph" draw:z-index="3" draw:style-name="gr1" svg:width="10.822cm" svg:height="7.01cm" svg:x="2.215cm" svg:y="0.169cm"><text:p/><draw:enhanced-geometry svg:viewBox="0 0 21600 21600" draw:type="rectangle" draw:enhanced-path="M 0 0 L 21600 0 21600 21600 0 21600 0 0 Z N"/></draw:custom-shape></text:p>
      <text:p text:style-name="Standard"><draw:frame text:anchor-type="paragraph" draw:z-index="5" draw:style-name="gr8" draw:text-style-name="P11" svg:width="3.282cm" svg:height="2.541cm" svg:x="2.559cm" svg:y="0.432cm"><draw:text-box><text:p text:style-name="P11">Name</text:p><text:p text:style-name="P11">X</text:p><text:p text:style-name="P11">Y</text:p><text:p text:style-name="P11">Traffic Generator</text:p></draw:text-box></draw:fram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style-name="gr7" svg:width="10.134cm" svg:height="3.837cm" svg:x="2.559cm" svg:y="0.131cm"><text:p text:style-name="P10"><text:tab/>Roads using junction</text:p><draw:enhanced-geometry svg:viewBox="0 0 21600 21600" draw:text-areas="4230 4230 21600 21600" draw:type="flowchart-internal-storage" draw:enhanced-path="M 0 0 L 21600 0 21600 21600 0 21600 Z N M 4230 0 L 4230 21600 N M 0 4230 L 21600 4230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"/></text:p>
      <text:p text:style-name="P6"><text:span text:style-name="T1">Road Properties</text:span></text:p>
      <text:p text:style-name="Standard"/>
      <text:p text:style-name="Standard"><draw:custom-shape text:anchor-type="paragraph" draw:z-index="6" draw:style-name="gr1" svg:width="10.822cm" svg:height="7.01cm" svg:x="2.215cm" svg:y="0.169cm"><text:p/><draw:enhanced-geometry svg:viewBox="0 0 21600 21600" draw:type="rectangle" draw:enhanced-path="M 0 0 L 21600 0 21600 21600 0 21600 0 0 Z N"/></draw:custom-shape></text:p>
      <text:p text:style-name="Standard"><draw:frame text:anchor-type="paragraph" draw:z-index="8" draw:style-name="gr8" draw:text-style-name="P11" svg:width="3.282cm" svg:height="2.541cm" svg:x="2.559cm" svg:y="0.432cm"><draw:text-box><text:p text:style-name="P11">Name</text:p><text:p text:style-name="P11">Start Junction</text:p><text:p text:style-name="P11">End Junction</text:p><text:p text:style-name="P11">Length</text:p></draw:text-box></draw:fram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style-name="gr7" svg:width="10.134cm" svg:height="3.837cm" svg:x="2.559cm" svg:y="0.131cm"><text:p text:style-name="P10"><text:tab/>Road sections</text:p><draw:enhanced-geometry svg:viewBox="0 0 21600 21600" draw:text-areas="4230 4230 21600 21600" draw:type="flowchart-internal-storage" draw:enhanced-path="M 0 0 L 21600 0 21600 21600 0 21600 Z N M 4230 0 L 4230 21600 N M 0 4230 L 21600 4230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"/></text:p>
      <text:p text:style-name="P8"><text:span text:style-name="T1">Traffic Generator Properties</text:span></text:p>
      <text:p text:style-name="Standard"/>
      <text:p text:style-name="Standard"><draw:custom-shape text:anchor-type="paragraph" draw:z-index="9" draw:style-name="gr1" svg:width="10.822cm" svg:height="7.01cm" svg:x="2.215cm" svg:y="0.169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15M30S</meta:editing-duration>
    <meta:editing-cycles>8</meta:editing-cycles>
    <meta:generator>OpenOffice.org/3.3$Win32 OpenOffice.org_project/330m18$Build-9556</meta:generator>
    <dc:date>2011-01-14T23:39:19.96</dc:date>
    <dc:creator>Richard Crook</dc:creator>
    <meta:document-statistic meta:table-count="0" meta:image-count="0" meta:object-count="0" meta:page-count="3" meta:paragraph-count="17" meta:word-count="111" meta:character-count="683"/>
    <meta:user-defined meta:name="Info 1"/>
    <meta:user-defined meta:name="Info 2"/>
    <meta:user-defined meta:name="Info 3"/>
    <meta:user-defined meta:name="Info 4"/>
  </office:meta>
</office:document-meta>
</file>